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　　　　　　　＿人人人人人人人人人人＿
　　　　　　　＞　　耐えがたい痛み！！＜
　　　　　　　￣Y^Y^Y^Y^Y^Y^Y^Y^Y^Y^￣</text:p>
          </table:table-cell>
          <table:table-cell table:number-columns-repeated="1023"/>
        </table:table-row>
        <table:table-row>
          <table:table-cell table:style-name="ce0" office:value-type="string">
            <text:p>＿人人人人人人人人人人＿
＞　　耐えがたい痛み！！＜
￣Y^Y^Y^Y^Y^Y^Y^Y^Y^Y^￣</text:p>
          </table:table-cell>
          <table:table-cell table:number-columns-repeated="1023"/>
        </table:table-row>
        <table:table-row>
          <table:table-cell table:style-name="ce0" office:value-type="string">
            <text:p>　　　　　　　＿人人人人人人人人人人＿
　　　　　　　＞　　　耐えがたい痛み　　　＜
　　　　　　　￣Y^Y^Y^Y^Y^Y^Y^Y^Y^Y^￣</text:p>
          </table:table-cell>
          <table:table-cell table:number-columns-repeated="1023"/>
        </table:table-row>
        <table:table-row>
          <table:table-cell table:style-name="ce0" office:value-type="string">
            <text:p>足元の砂に体が呑み込まれる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3+02:00</meta:creation-date>
    <dc:date>2019-10-06T10:58:5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